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Georgia, Palatino, serif" svg:font-family="Georgia, Palatino, 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2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8" style:parent-style-name="Fuentedepárrafopredeter." style:family="text">
      <style:text-properties style:font-name="Georgia, Palatino, serif" fo:color="#333333" fo:font-size="10.5pt" style:font-size-asian="10.5pt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T1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24" style:parent-style-name="Fuentedepárrafopredeter." style:family="text">
      <style:text-properties fo:background-color="#FFFF00"/>
    </style:style>
    <style:style style:name="T25" style:parent-style-name="Fuentedepárrafopredeter." style:family="text">
      <style:text-properties fo:background-color="#FFFF00"/>
    </style:style>
    <style:style style:name="T26" style:parent-style-name="Fuentedepárrafopredeter." style:family="text">
      <style:text-properties fo:background-color="#FFFF00"/>
    </style:style>
    <style:style style:name="T27" style:parent-style-name="Fuentedepárrafopredeter." style:family="text">
      <style:text-properties fo:background-color="#FFFF00"/>
    </style:style>
  </office:automatic-styles>
  <office:body>
    <office:text text:use-soft-page-breaks="true">
      <text:h text:style-name="P1" text:outline-level="2">Clase 1</text:h>
      <text:p text:style-name="Standard"/>
      <text:h text:style-name="Título3" text:outline-level="3">Definición de ingeniería de software:</text:h>
      <text:p text:style-name="Textbody"><text:tab/>-aplicación disciplinada de principios de ingeniería, ciencia y matemática, métodos</text:p>
      <text:p text:style-name="Textbody">y herramientas a la producción económica de<text:s/>software.[Humphrey]</text:p>
      <text:p text:style-name="Standard"/>
      <text:h text:style-name="Título3" text:outline-level="3">Calidad del software:</text:h>
      <text:p text:style-name="Textbody"><text:tab/>-es un conjunto de características de un producto que satisfacen las necesidades de</text:p>
      <text:p text:style-name="Textbody">los clientes y, en consecuencia, hacen satisfactorio el producto</text:p>
      <text:p text:style-name="Textbody"><text:tab/>-consiste en no tener deficiencias en el producto o en el proceso</text:p>
      <text:p text:style-name="Standard"/>
      <text:h text:style-name="Título3" text:outline-level="3">Calidad e ingenieria de software (SUPER IMPORTANTE)</text:h>
      <text:p text:style-name="Textbody"><text:tab/>-la ingenieria de software, como disciplina tecnológica y gerencial, busca aplicar</text:p>
      <text:p text:style-name="Textbody">ciertas practicas a la produccion de software, con el objetivo de lograr la calidad</text:p>
      <text:p text:style-name="Standard"/>
      <text:h text:style-name="Título3" text:outline-level="3">Ciclos<text:s/>de vida de software:</text:h>
      <text:p text:style-name="Textbody"><text:tab/>Scram</text:p>
      <text:p text:style-name="Textbody"><text:tab/>Cascada</text:p>
      <text:p text:style-name="Textbody"><text:tab/>Incremental</text:p>
      <text:p text:style-name="Textbody"><text:tab/>Evolutivo</text:p>
      <text:p text:style-name="Standard"/>
      <text:h text:style-name="Título2" text:outline-level="2">Clase 2</text:h>
      <text:p text:style-name="Textbody"/>
      <text:p text:style-name="Textbody">Áreas de la ingeniería de software</text:p>
      <text:p text:style-name="Textbody">analisis: que se va a hacer</text:p>
      <text:p text:style-name="Textbody">diseño: como se va a hacer</text:p>
      <text:p text:style-name="Textbody"/>
      <text:p text:style-name="Textbody">caracteristicas de calidad del software</text:p>
      <text:p text:style-name="Textbody"/>
      <text:p text:style-name="Textbody">niveles de requerimientos del software</text:p>
      <text:p text:style-name="Textbody"/>
      <text:soft-page-break/>
      <text:h text:style-name="Título2" text:outline-level="2">Clase 3</text:h>
      <text:p text:style-name="Textbody"/>
      <text:h text:style-name="Título3" text:outline-level="3">Niveles de requerimientos:</text:h>
      <text:p text:style-name="Textbody"/>
      <text:p text:style-name="Textbody"><text:tab/><text:span text:style-name="T2">Negocio:</text:span><text:s/>requerimiento de nivel de negocio hace referencia a la fase mas alta de los requerimientos de las necesidades.</text:p>
      <text:p text:style-name="Textbody"/>
      <text:p text:style-name="Textbody"><text:tab/><text:span text:style-name="T3">Usuario:</text:span><text:s/>requerimientos de usuarios es el requerimiento medio, especifican las tarea o atributos que necesitan los usuarios.</text:p>
      <text:p text:style-name="Textbody"/>
      <text:p text:style-name="Textbody"><text:tab/>Sistema: son las funcionalidades, restricciones y registros que desea el usuario.</text:p>
      <text:p text:style-name="Textbody"/>
      <text:h text:style-name="Título3" text:outline-level="3">Dos tipos de requerimientos:</text:h>
      <text:p text:style-name="Textbody"/>
      <text:p text:style-name="Textbody"><text:tab/><text:span text:style-name="T4">Funcionales:<text:s/></text:span>es todo lo que el sistema le va a proveer al cliente.</text:p>
      <text:p text:style-name="Textbody"><text:line-break/><text:tab/><text:span text:style-name="T5">No funcionales:<text:s/></text:span>son cosas que el usuario no te pide pero terminas haciendo.</text:p>
      <text:p text:style-name="Textbody"><text:tab/>Ejemplos: requerimientos de hardware, lenguajes de la aplicación, que sistemas operativos va a correr,<text:s/><text:span text:style-name="T6">características de calidad</text:span>,<text:s/><text:span text:style-name="T7">reglas del negocio</text:span>,etc.</text:p>
      <text:p text:style-name="Textbody"><text:tab/>mas ejemplos: el sistema debe correr en window 98, el sistema debe ser fácil de aprender,</text:p>
      <text:p text:style-name="Textbody">el sistema<text:s/>debe estar desarrollado en<text:s/>C++, el sistema debe encristalar los datos.</text:p>
      <text:p text:style-name="Textbody"/>
      <text:h text:style-name="Título3" text:outline-level="3">Características de calidad</text:h>
      <text:p text:style-name="Textbody"/>
      <text:p text:style-name="Textbody">Características de debe poseer el software para ser de calidad.</text:p>
      <text:p text:style-name="Textbody"/>
      <text:p text:style-name="Textbody"><text:tab/>Funcionalidad: grado en el que el software cumple la función cliente.</text:p>
      <text:p text:style-name="Textbody"><text:tab/>Confiabilidad:<text:s/>grado en el que el software no tira errores y hace correctamente su trabajo.</text:p>
      <text:p text:style-name="Textbody"><text:tab/>Usabilidad: grado en el que el software es fácil de usar.</text:p>
      <text:p text:style-name="Textbody"><text:tab/>Eficiencia: que tan rápido es, y cuanto recurso utiliza.</text:p>
      <text:p text:style-name="Textbody"><text:tab/>Mantenibilidad: es estable y es fácil de mantener (hacer un cambio).</text:p>
      <text:p text:style-name="Textbody"><text:tab/>Portabilidad: fácil de reemplazar y adaptable.</text:p>
      <text:h text:style-name="Título3" text:outline-level="3">Características de los requerimientos</text:h>
      <text:p text:style-name="Textbody"/>
      <text:p text:style-name="Textbody">*No ambigüedad: e<text:span text:style-name="T8">l texto debe ser claro, preciso y tener una única interpretación posible.</text:span></text:p>
      <text:soft-page-break/>
      <text:p text:style-name="Textbody">*Conciso: deben redactarse en un lenguaje comprensivo para los inversores, directivos para los que se les hace el desarrollo.</text:p>
      <text:p text:style-name="Textbody">*Alcanzable: que se puede terminar en el tiempo propuso.</text:p>
      <text:p text:style-name="Textbody">*Completitud: los requerimientos deben tener toda la información para ser cumplido.</text:p>
      <text:p text:style-name="Textbody">*Consistencia: ningún requerimiento de contradiga con otro<text:s/>requerimiento.</text:p>
      <text:p text:style-name="Textbody">*Verificabilidad: es fácil de comprobar si el objetivo se cumple.</text:p>
      <text:p text:style-name="Textbody"/>
      <text:h text:style-name="Título3" text:outline-level="3">Proceso de la ingeniería de los requerimientos</text:h>
      <text:p text:style-name="Textbody"/>
      <text:p text:style-name="Textbody"><text:span text:style-name="T9">Felicitación</text:span>: son las actividad que inician el flujo para llegar a crear los requerimientos.</text:p>
      <text:p text:style-name="Textbody"><text:span text:style-name="T10">Análisis:</text:span><text:s/>es modelar el dominio<text:s/>del problema (dominio del problema: definir hasta donde vamos a cubrir las actividades del cliente), priorizar los requerimientos.</text:p>
      <text:p text:style-name="Textbody"><text:span text:style-name="T11">Especificación:<text:s/></text:span>es agarrar la lluvia de ideas y especificarlas en la documentación.</text:p>
      <text:p text:style-name="Textbody"><text:span text:style-name="T12">Verificación y validación:<text:s/></text:span>la<text:s/><text:span text:style-name="T13">validación</text:span><text:s/>es definir con el usuario con el sistema a usar es el correcto a usar,<text:s/><text:span text:style-name="T14">verificación</text:span>: a lo largo del desarrollo del sistema del producto se valla verificando que se hagan las cosas.</text:p>
      <text:p text:style-name="Textbody"/>
      <text:h text:style-name="Título3" text:outline-level="3">Técnicas de requerimiento</text:h>
      <text:p text:style-name="Textbody"><text:tab/>Técnicas de elicitacion</text:p>
      <text:p text:style-name="Textbody"><text:tab/>Entrevistas</text:p>
      <text:p text:style-name="Textbody"><text:tab/>Observación</text:p>
      <text:p text:style-name="Textbody"><text:tab/>Análisis de documentos</text:p>
      <text:p text:style-name="Textbody"><text:tab/>Tormentas de ideas</text:p>
      <text:p text:style-name="Textbody"><text:tab/>JAD (Desarrollo de conjunto de la aplicación)</text:p>
      <text:p text:style-name="Textbody"><text:tab/>Ingeniería reversa</text:p>
      <text:p text:style-name="Textbody"/>
      <text:h text:style-name="Título2" text:outline-level="2">clase 4 25-09</text:h>
      <text:h text:style-name="Título3" text:outline-level="3">Gestión de configuración del software</text:h>
      <text:p text:style-name="Textbody"><text:span text:style-name="T15">SCM:</text:span><text:s/>Gestionar y mantener los cambios que se desarrollan a lo largo del ciclo de<text:s/>vida y al final para minimizar los errores.</text:p>
      <text:p text:style-name="Textbody"><text:span text:style-name="T16">Ítem de configuración</text:span>: un ci es cualquier documento o artefacto que forma parte del software, factible de ser desarrollado y evaluado independientemente. Por lo tanto, un elemento autónomo para cada proceso de SCM.</text:p>
      <text:p text:style-name="Textbody"><text:span text:style-name="T17">Actividades del proceso de SCM</text:span>: las actividades de SCM pueden resumirse en cuatro</text:p>
      <text:p text:style-name="Textbody"><text:span text:style-name="T18">*Selección de Cis</text:span>: para facilitar el control de cambios , el software es dividido en CIs, Esta división debe realizarse, según criterios preestablecidos, durante la fase<text:s/>de planificación. En esta fase deben seleccionarse los Cis y los baselines que forman parte del proyecto.</text:p>
      <text:soft-page-break/>
      <text:p text:style-name="Textbody">*<text:span text:style-name="T19">Designación del ítems de configuración</text:span>: luego, es necesario asignar un identificador único a cada ci del software fon el objetivo de facilitar el monitorio y el reporte sobre el estado de la configuración. Por general, se emplea un mecanismo de asignación basado en los conceptos de release,versión y edición.</text:p>
      <text:p text:style-name="Textbody"><text:span text:style-name="T20">*Descripción de los ítems de configuración</text:span>: los documentos que describen las características funcionales y físicas de cada ci debe forma parte de el, pues sobre esta base se verificara su completitud en las auditorias de configuración.</text:p>
      <text:p text:style-name="Textbody"><text:span text:style-name="T21">*El control de cambios(Configuration Control,CC)</text:span>: es un proceso sistemático para evaluar, coordinar y decidir sobre<text:s/>los cambios propuestos, así como también, para monitorear la implantación e incorporación de aquellas modificaciones aprobadas a los baselines y la documentación asociada. Este proceso cuenta con los siguientes pasos:</text:p>
      <text:p text:style-name="Textbody"><text:tab/>-Proponer cambios<text:s/><text:tab/>(Cliente)</text:p>
      <text:p text:style-name="Textbody"><text:tab/>-Evaluar los cambios propuestos<text:tab/>(Desarrollador)</text:p>
      <text:p text:style-name="Textbody"><text:tab/>-Aprobar/rechazar los cambios propuestos<text:tab/>(Cliente)</text:p>
      <text:p text:style-name="Textbody"><text:tab/>-Implementar<text:s/>los cambios aprobados.<text:tab/>(Desarrollador)</text:p>
      <text:p text:style-name="Textbody"><text:span text:style-name="T22">Informes del estado de la configuración:<text:s/></text:span>El informe o contabilidad del estado de la configuración es el registro y seguimiento de los resultados de las actividades de SCM. Su responsabilidad es mantener información sobre la identificación de configuración actual y sobre el estado de los cambios propuestos, de la implementación de los cambios aprobados y de los productos entregados.</text:p>
      <text:p text:style-name="Textbody"><text:span text:style-name="T23">Auditorias de la configuración:</text:span><text:s/>La identificación y el CC ayudan a incorporar orden al desarrollo y la mantención del software. Mas el éxito de SCM depende de asegurarse que los cambios hayan sido implementados correctamente.</text:p>
      <text:p text:style-name="Textbody">Para ello<text:s/>son de vital importancia las auditorias, pues ellas establecen que el producto haya sido construido de acuerdo a los requerimientos y que el software esta realmente representado por la documentación que la acompaña.</text:p>
      <text:h text:style-name="Título2" text:outline-level="2">Clase 5 02-10</text:h>
      <text:p text:style-name="Textbody">Parcial 1: 16/10 3 horas</text:p>
      <text:p text:style-name="Textbody">Temas:</text:p>
      <text:p text:style-name="Textbody"><text:tab/>*Tipos de requerimientos(funcionales y no funcionales), ejemplos.</text:p>
      <text:p text:style-name="Textbody"><text:tab/><text:span text:style-name="T24">*Características de calidad de software (importante), escalabilidad<text:s/></text:span><text:span text:style-name="T25">mantenibilidad</text:span><text:span text:style-name="T26"><text:s/>usabilidad, etc.</text:span></text:p>
      <text:p text:style-name="Textbody"><text:tab/>*Niveles de requerimientos funcionales: negocio, usuario y funcionales.</text:p>
      <text:p text:style-name="Textbody"><text:tab/>*Definición de ingeniería de software.</text:p>
      <text:p text:style-name="Textbody"><text:tab/><text:span text:style-name="T27">*Ciclo de vida del software, scram cascada iterativo evolutivo.</text:span></text:p>
      <text:p text:style-name="Textbody"><text:tab/>*Herramientas<text:s/>de gestión de proyectos.</text:p>
      <text:p text:style-name="Textbody">5 preguntas</text:p>
      <text:h text:style-name="Título3" text:outline-level="3">Gestión de proyectos</text:h>
      <text:p text:style-name="Textbody">El proyecto tiene un final: o cumple sus objetivos, se cancela ante la certeza<text:s/>de que no lograra cumplirlos. No depende de la<text:s/>duració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Georgia, Palatino, serif" svg:font-family="Georgia, Palatino, 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652in" fo:margin-bottom="0.118in" fo:margin-left="1.1812in" fo:text-indent="-0.2993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6pt" style:font-size-asian="16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1652in" fo:margin-bottom="0.118in" fo:margin-left="0.7875in">
        <style:tab-stops/>
      </style:paragraph-properties>
      <style:text-properties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Título6" style:display-name="Título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Título7" style:display-name="Título 7" style:family="paragraph" style:parent-style-name="Heading" style:next-style-name="Textbody" style:default-outline-level="7">
      <style:text-properties fo:font-weight="bold" style:font-weight-asian="bold" style:font-weight-complex="bold" fo:hyphenate="false"/>
    </style:style>
    <style:style style:name="Título8" style:display-name="Título 8" style:family="paragraph" style:parent-style-name="Heading" style:next-style-name="Textbody" style:default-outline-level="8">
      <style:text-properties fo:font-weight="bold" style:font-weight-asian="bold" style:font-weight-complex="bold" fo:hyphenate="false"/>
    </style:style>
    <style:style style:name="Título9" style:display-name="Título 9" style:family="paragraph" style:parent-style-name="Heading" style:next-style-name="Textbody" style:default-outline-level="9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uro Aguirre de Leon</meta:initial-creator>
    <dc:creator>Matias Cabrera</dc:creator>
    <meta:creation-date>2018-08-28T19:50:00Z</meta:creation-date>
    <dc:date>2018-10-12T05:06:00Z</dc:date>
    <meta:template xlink:href="Normal" xlink:type="simple"/>
    <meta:editing-cycles>8</meta:editing-cycles>
    <meta:editing-duration>PT25260S</meta:editing-duration>
    <meta:document-statistic meta:page-count="4" meta:paragraph-count="13" meta:word-count="1056" meta:character-count="6853" meta:row-count="48" meta:non-whitespace-character-count="5810"/>
  </office:meta>
</office:document-meta>
</file>